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17</text:p>
      <text:p text:style-name="P5">object_ref = BOM2308-0012</text:p>
      <text:p text:style-name="P5">object_date_creation = 27/08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YWYWYW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YWYWYW</text:p>
            <text:p text:style-name="Table_20_Contents">WYWY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7T20:25:32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